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Bengali" svg:font-family="Lohit Bengali" style:font-family-generic="system" style:font-pitch="variable"/>
    <style:font-face style:name="Loma" svg:font-family="Loma" style:font-family-generic="system" style:font-pitch="variable"/>
    <style:font-face style:name="Ubuntu" svg:font-family="Ubuntu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Lohit Bengal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Fuentedepárrafopredeter." style:family="text">
      <style:text-properties style:font-name="Loma" fo:font-weight="bold" style:font-weight-asian="bold" style:font-weight-complex="bold" fo:font-size="16pt" style:font-size-asian="16pt" style:font-size-complex="16pt" style:language-asian="es" style:country-asian="AR" style:language-complex="ar" style:country-complex="SA"/>
    </style:style>
    <style:style style:name="T5" style:parent-style-name="Fuentedepárrafopredeter." style:family="text">
      <style:text-properties style:font-name="Loma" fo:font-weight="bold" style:font-weight-asian="bold" style:font-weight-complex="bold" fo:font-size="16pt" style:font-size-asian="16pt" style:font-size-complex="16pt" style:language-asian="es" style:country-asian="AR" style:language-complex="ar" style:country-complex="SA"/>
    </style:style>
    <style:style style:name="T6" style:parent-style-name="Fuentedepárrafopredeter." style:family="text">
      <style:text-properties style:font-name="Ubuntu" fo:font-weight="bold" style:font-weight-asian="bold" style:font-weight-complex="bold" style:language-asian="es" style:country-asian="AR" style:language-complex="ar" style:country-complex="SA"/>
    </style:style>
    <style:style style:name="T7" style:parent-style-name="Fuentedepárrafopredeter." style:family="text">
      <style:text-properties style:font-name="Ubuntu" fo:font-weight="bold" style:font-weight-asian="bold" style:font-weight-complex="bold"/>
    </style:style>
    <style:style style:name="P8" style:parent-style-name="Standard" style:family="paragraph">
      <style:text-properties style:font-name="Ubuntu" fo:font-weight="bold" style:font-weight-asian="bold" style:font-weight-complex="bold"/>
    </style:style>
    <style:style style:name="P9" style:parent-style-name="Standard" style:family="paragraph">
      <style:text-properties style:font-name="Ubuntu" fo:font-weight="bold" style:font-weight-asian="bold" style:font-weight-complex="bold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T12" style:parent-style-name="Fuentedepárrafopredeter." style:family="text">
      <style:text-properties style:language-asian="es" style:country-asian="AR" style:language-complex="ar" style:country-complex="SA"/>
    </style:style>
    <style:style style:name="T13" style:parent-style-name="Fuentedepárrafopredeter." style:family="text">
      <style:text-properties style:language-asian="es" style:country-asian="AR" style:language-complex="ar" style:country-complex="SA"/>
    </style:style>
    <style:style style:name="T14" style:parent-style-name="Fuentedepárrafopredeter." style:family="text">
      <style:text-properties style:language-asian="es" style:country-asian="AR" style:language-complex="ar" style:country-complex="SA"/>
    </style:style>
    <style:style style:name="P15" style:parent-style-name="Standard" style:family="paragraph">
      <style:text-properties style:font-name="Ubuntu" fo:font-weight="bold" style:font-weight-asian="bold" style:font-weight-complex="bold"/>
    </style:style>
    <style:style style:name="P16" style:parent-style-name="Standard" style:family="paragraph">
      <style:text-properties style:font-name="Ubuntu" fo:font-weight="bold" style:font-weight-asian="bold" style:font-weight-complex="bold"/>
    </style:style>
    <style:style style:name="P17" style:parent-style-name="Standard" style:family="paragraph">
      <style:text-properties style:font-name="Ubuntu" fo:font-weight="bold" style:font-weight-asian="bold" style:font-weight-complex="bold"/>
    </style:style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T20" style:parent-style-name="Fuentedepárrafopredeter." style:family="text">
      <style:text-properties style:font-name="Ubuntu" fo:font-weight="bold" style:font-weight-asian="bold" style:font-weight-complex="bold" style:language-asian="es" style:country-asian="AR" style:language-complex="ar" style:country-complex="SA"/>
    </style:style>
    <style:style style:name="T21" style:parent-style-name="Fuentedepárrafopredeter." style:family="text">
      <style:text-properties style:font-name="Ubuntu" fo:font-weight="bold" style:font-weight-asian="bold" style:font-weight-complex="bold"/>
    </style:style>
    <style:style style:name="T22" style:parent-style-name="Fuentedepárrafopredeter." style:family="text">
      <style:text-properties style:font-name="Ubuntu" fo:font-weight="bold" style:font-weight-asian="bold" style:font-weight-complex="bold"/>
    </style:style>
    <style:style style:name="T23" style:parent-style-name="Fuentedepárrafopredeter." style:family="text">
      <style:text-properties style:font-name="Ubuntu" fo:font-weight="bold" style:font-weight-asian="bold" style:font-weight-complex="bold" style:language-asian="es" style:country-asian="AR" style:language-complex="ar" style:country-complex="SA"/>
    </style:style>
    <style:style style:name="P24" style:parent-style-name="Standard" style:list-style-name="LFO3" style:family="paragraph"/>
    <style:style style:name="P25" style:parent-style-name="Standard" style:list-style-name="LFO3" style:family="paragraph"/>
    <style:style style:family="graphic" style:name="a6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Identificación Clases de Análisis</text:p>
      <text:p text:style-name="P2">Caso de uso CU0003 – Manejar Comentarios</text:p>
      <text:p text:style-name="P3"><text:span text:style-name="T4"><draw:custom-shape svg:x="2.11181in" svg:y="0.2811in" svg:width="0.36458in" svg:height="0.30208in" draw:z-index="251658240" draw:id="id0" draw:style-name="a0" draw:name="1 Forma libre" text:anchor-type="paragraph"><svg:title/><svg:desc/><text:p text:style-name="Normal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text:span text:style-name="T5"><draw:connector draw:type="line" svg:x1="1.78898in" svg:y1="0.3126in" svg:x2="1.78898in" svg:y2="0.6251in" draw:z-index="2" draw:id="id1" draw:style-name="a1" draw:name="2 Conector recto" text:anchor-type="paragraph"><svg:title/><svg:desc/></draw:connector></text:span></text:p>
      <text:p text:style-name="Standard"><text:span text:style-name="T6"><draw:connector draw:type="line" svg:x1="2.1112in" svg:y1="0.07441in" svg:x2="1.78898in" svg:y2="0.07441in" draw:z-index="251659264" draw:id="id2" draw:style-name="a2" draw:name="3 Conector recto" text:anchor-type="paragraph"><svg:title/><svg:desc/></draw:connector></text:span><text:span text:style-name="T7">Clase Interfaz <text:s text:c="4"/></text:span></text:p>
      <text:p text:style-name="P8"/>
      <text:p text:style-name="P9"/>
      <text:list text:style-name="LFO1" text:continue-numbering="true">
        <text:list-item>
          <text:p text:style-name="P10">Ingresar Comentarios:</text:p>
        </text:list-item>
      </text:list>
      <text:p text:style-name="Standard">Mostrar el área de texto para ingresar el nuevo comentario.</text:p>
      <text:list text:style-name="LFO1" text:continue-numbering="true">
        <text:list-item>
          <text:p text:style-name="P11">Eliminar Comentarios.</text:p>
        </text:list-item>
      </text:list>
      <text:p text:style-name="Standard">Mostrar el acceso a eliminar los comentarios deseados, esta clase interfaz estará disponible solamente para el usuario de la cuenta o para el Administrador del sistema<text:tab/></text:p>
      <text:p text:style-name="Standard"/>
      <text:p text:style-name="Standard"><text:span text:style-name="T12"><draw:connector draw:type="line" svg:x1="2.5383in" svg:y1="0.15945in" svg:x2="2.42441in" svg:y2="0.23167in" draw:z-index="4" draw:id="id3" draw:style-name="a3" draw:name="4 Conector recto" text:anchor-type="paragraph"><svg:title/><svg:desc/></draw:connector></text:span></text:p>
      <text:p text:style-name="Standard"><text:span text:style-name="T13"><draw:custom-shape svg:x="2.34094in" svg:y="0.04094in" svg:width="0.36458in" svg:height="0.34375in" draw:z-index="3" draw:id="id4" draw:style-name="a4" draw:name="5 Forma libre" text:anchor-type="paragraph"><svg:title/><svg:desc/><text:p text:style-name="Normal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text:span text:style-name="T14"><draw:connector draw:type="line" svg:x1="2.42441in" svg:y1="0.04134in" svg:x2="2.56955in" svg:y2="0.11356in" draw:z-index="5" draw:id="id5" draw:style-name="a5" draw:name="6 Conector recto" text:anchor-type="paragraph"><svg:title/><svg:desc/></draw:connector></text:span></text:p>
      <text:p text:style-name="P15">Clase Control</text:p>
      <text:p text:style-name="P16"/>
      <text:p text:style-name="P17"/>
      <text:list text:style-name="LFO2" text:continue-numbering="true">
        <text:list-item>
          <text:p text:style-name="P18">Verificar Comentario nuevo:</text:p>
        </text:list-item>
      </text:list>
      <text:p text:style-name="Standard"><text:tab/><text:tab/>Controlará características del nuevo comentario, así como son la longitud, el usuario emisor y el usuario receptor.</text:p>
      <text:list text:style-name="LFO2" text:continue-numbering="true">
        <text:list-item>
          <text:p text:style-name="P19">Verificar Eliminar comentario:</text:p>
        </text:list-item>
      </text:list>
      <text:p text:style-name="Standard"><text:tab/><text:tab/>Verifica que el usuario que elimina el comentario sea el propietario de la cuenta.</text:p>
      <text:p text:style-name="Standard"><text:tab/><text:tab/>En caso de ser el Administrador también se le permite eliminar el comentario.</text:p>
      <text:p text:style-name="Standard"/>
      <text:p text:style-name="Standard"/>
      <text:p text:style-name="Standard"><text:span text:style-name="T20"><draw:custom-shape svg:x="2.35157in" svg:y="0.00551in" svg:width="0.36458in" svg:height="0.34375in" draw:z-index="6" draw:id="id6" draw:style-name="a6" draw:name="7 Forma libre" text:anchor-type="paragraph"><svg:title/><svg:desc/><text:p text:style-name="Normal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text:span text:style-name="T21">Clase Entidad</text:span><text:span text:style-name="T22"><text:tab/></text:span></text:p>
      <text:p text:style-name="Standard"><text:span text:style-name="T23"><draw:connector draw:type="line" svg:x1="2.25748in" svg:y1="0.14724in" svg:x2="2.86165in" svg:y2="0.15697in" draw:z-index="7" draw:id="id7" draw:style-name="a7" draw:name="8 Conector recto" text:anchor-type="paragraph"><svg:title/><svg:desc/></draw:connector></text:span></text:p>
      <text:list text:style-name="LFO3" text:continue-numbering="true">
        <text:list-item>
          <text:p text:style-name="P24">Nuevo Comentario:</text:p>
        </text:list-item>
      </text:list>
      <text:p text:style-name="Standard"><text:tab/><text:tab/>Crea el nuevo comentario.</text:p>
      <text:list text:style-name="LFO3" text:continue-numbering="true">
        <text:list-item>
          <text:p text:style-name="P25">Comentario<text:s/>eliminado:</text:p>
        </text:list-item>
      </text:list>
      <text:p text:style-name="Standard"><text:tab/><text:tab/>Elimina el comentario selecciona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ohit Bengali" svg:font-family="Lohit Bengali" style:font-family-generic="system" style:font-pitch="variable"/>
    <style:font-face style:name="Loma" svg:font-family="Loma" style:font-family-generic="system" style:font-pitch="variable"/>
    <style:font-face style:name="Ubuntu" svg:font-family="Ubuntu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e</meta:initial-creator>
    <dc:creator>tinchogava</dc:creator>
    <meta:creation-date>2011-07-06T01:07:00Z</meta:creation-date>
    <dc:date>2011-07-06T01:07:00Z</dc:date>
    <meta:template xlink:href="Normal" xlink:type="simple"/>
    <meta:editing-cycles>2</meta:editing-cycles>
    <meta:editing-duration>PT60S</meta:editing-duration>
    <meta:document-statistic meta:page-count="1" meta:paragraph-count="1" meta:word-count="132" meta:character-count="863" meta:row-count="6" meta:non-whitespace-character-count="732"/>
  </office:meta>
</office:document-meta>
</file>